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2.0pt" fo:color="#a9b7c6" fo:background-color="#2b2b2b"/>
    </style:style>
    <style:style style:name="T1" style:family="text">
      <style:text-properties fo:font-weight="bold" fo:font-weight-asian="bold" fo:font-weight-complex="bold" fo:color="#cc7832"/>
    </style:style>
    <style:style style:name="T2" style:family="text">
      <style:text-properties fo:color="#cc7832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fo:color="#b200b2"/>
    </style:style>
    <style:style style:name="T5" style:family="text">
      <style:text-properties fo:color="#94558d"/>
    </style:style>
    <style:style style:name="T6" style:family="text">
      <style:text-properties fo:color="#aa4926"/>
    </style:style>
    <style:style style:name="T7" style:family="text">
      <style:text-properties fo:color="#a5c261"/>
    </style:style>
    <style:style style:name="T8" style:family="text">
      <style:text-properties fo:color="#6897bb"/>
    </style:style>
    <style:style style:name="T9" style:family="text">
      <style:text-properties fo:color="#808080"/>
    </style:style>
    <style:style style:name="T10" style:family="text">
      <style:text-properties fo:color="#8888c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from </text:span>Tkinter <text:span text:style-name="T1">import </text:span>*<text:line-break/><text:span text:style-name="T1">import </text:span>ttk<text:line-break/><text:span text:style-name="T1">from </text:span>bs4 <text:span text:style-name="T1">import </text:span>BeautifulSoup<text:line-break/><text:span text:style-name="T1">import </text:span>urllib2<text:line-break/><text:span text:style-name="T1">import </text:span>io<text:line-break/><text:span text:style-name="T1">from </text:span>PIL <text:span text:style-name="T1">import </text:span>Image<text:span text:style-name="T2">, </text:span>ImageTk<text:line-break/><text:span text:style-name="T1">from </text:span>urllib2 <text:span text:style-name="T1">import </text:span>urlopen<text:line-break/><text:span text:style-name="T1">import </text:span>tkMessageBox<text:line-break/><text:span text:style-name="T1">from </text:span>PIL <text:span text:style-name="T1">import </text:span>Image<text:line-break/><text:line-break/><text:line-break/><text:span text:style-name="T1">class </text:span><text:span text:style-name="T3">ProjectAnalyzer</text:span>(Frame):<text:line-break/><text:s text:c="4"/><text:span text:style-name="T1">def </text:span><text:span text:style-name="T4">__init__</text:span>(<text:span text:style-name="T5">self</text:span><text:span text:style-name="T2">, </text:span>root):<text:line-break/><text:s text:c="8"/>Frame.<text:span text:style-name="T4">__init__</text:span>(<text:span text:style-name="T5">self</text:span><text:span text:style-name="T2">, </text:span>root)<text:line-break/><text:s text:c="8"/><text:span text:style-name="T5">self</text:span>.root = root<text:line-break/><text:s text:c="8"/><text:span text:style-name="T5">self</text:span>.widgets()<text:line-break/><text:s text:c="8"/><text:span text:style-name="T5">self</text:span>.geometricDesign()<text:line-break/><text:line-break/><text:s text:c="4"/><text:span text:style-name="T1">def </text:span><text:span text:style-name="T3">widgets</text:span>(<text:span text:style-name="T5">self</text:span>):<text:line-break/><text:s text:c="8"/><text:span text:style-name="T5">self</text:span>.frame1 = Frame(<text:span text:style-name="T5">self</text:span>.root)<text:line-break/><text:s text:c="8"/><text:span text:style-name="T5">self</text:span>.frame2 = Frame(<text:span text:style-name="T5">self</text:span>.root)<text:line-break/><text:s text:c="8"/><text:span text:style-name="T5">self</text:span>.frame3 = Frame(<text:span text:style-name="T5">self</text:span>.root)<text:line-break/><text:s text:c="8"/><text:span text:style-name="T5">self</text:span>.title = Label(<text:span text:style-name="T5">self</text:span>.frame1<text:span text:style-name="T2">, </text:span><text:span text:style-name="T6">text</text:span>=<text:span text:style-name="T7">"SEHIR Research Projects Analyzer - CS Edition"</text:span><text:span text:style-name="T2">, </text:span><text:span text:style-name="T6">font</text:span>=<text:span text:style-name="T7">"times 11 bold "</text:span><text:span text:style-name="T2">,<text:line-break/><text:s text:c="27"/></text:span><text:span text:style-name="T6">bg</text:span>=<text:span text:style-name="T7">"darkblue"</text:span><text:span text:style-name="T2">, </text:span><text:span text:style-name="T6">fg</text:span>=<text:span text:style-name="T7">"white"</text:span><text:span text:style-name="T2">, </text:span><text:span text:style-name="T6">width</text:span>=<text:span text:style-name="T8">50</text:span>)<text:line-break/><text:s text:c="8"/><text:span text:style-name="T5">self</text:span>.provide = Label(<text:span text:style-name="T5">self</text:span>.frame1<text:span text:style-name="T2">, </text:span><text:span text:style-name="T6">text</text:span>=<text:span text:style-name="T7">"Please provide an URL:"</text:span>)<text:line-break/><text:s text:c="8"/><text:span text:style-name="T5">self</text:span>.url = Entry(<text:span text:style-name="T5">self</text:span>.frame1<text:span text:style-name="T2">, </text:span><text:span text:style-name="T6">bg</text:span>=<text:span text:style-name="T7">"yellow"</text:span><text:span text:style-name="T2">, </text:span><text:span text:style-name="T6">width</text:span>=<text:span text:style-name="T8">60</text:span>) <text:span text:style-name="T9"># we will insert after the line which one is close now.<text:line-break/><text:line-break/><text:s text:c="8"/></text:span><text:span text:style-name="T5">self</text:span>.fetch = Button(<text:span text:style-name="T5">self</text:span>.frame1<text:span text:style-name="T2">, </text:span><text:span text:style-name="T6">text</text:span>=<text:span text:style-name="T7">"Fetch Research Projects"</text:span><text:span text:style-name="T2">, </text:span><text:span text:style-name="T6">font</text:span>=<text:span text:style-name="T7">"Verdana 7"</text:span><text:span text:style-name="T2">, </text:span><text:span text:style-name="T6">command</text:span>=<text:span text:style-name="T5">self</text:span>.fetch)<text:line-break/><text:s text:c="8"/><text:span text:style-name="T5">self</text:span>.period = Label(<text:span text:style-name="T5">self</text:span>.frame1<text:span text:style-name="T2">, </text:span><text:span text:style-name="T6">text</text:span>=<text:span text:style-name="T7">"." </text:span>* <text:span text:style-name="T8">350</text:span>)<text:line-break/><text:s text:c="8"/><text:span text:style-name="T5">self</text:span>.filter = Label(<text:span text:style-name="T5">self</text:span>.frame2<text:span text:style-name="T2">, </text:span><text:span text:style-name="T6">text</text:span>=<text:span text:style-name="T7">"Filter Research Projects By:"</text:span><text:span text:style-name="T2">, </text:span><text:span text:style-name="T6">font</text:span>=<text:span text:style-name="T7">"Verdana 8 bold"</text:span>)<text:line-break/><text:s text:c="8"/><text:span text:style-name="T5">self</text:span>.year = Label(<text:span text:style-name="T5">self</text:span>.frame2<text:span text:style-name="T2">, </text:span><text:span text:style-name="T6">text</text:span>=<text:span text:style-name="T7">"Year:"</text:span><text:span text:style-name="T2">, </text:span><text:span text:style-name="T6">fg</text:span>=<text:span text:style-name="T7">"navy"</text:span>)<text:line-break/><text:s text:c="8"/><text:span text:style-name="T5">self</text:span>.principal = Label(<text:span text:style-name="T5">self</text:span>.frame2<text:span text:style-name="T2">, </text:span><text:span text:style-name="T6">text</text:span>=<text:span text:style-name="T7">"Principal Investigator:"</text:span><text:span text:style-name="T2">, </text:span><text:span text:style-name="T6">fg</text:span>=<text:span text:style-name="T7">"navy"</text:span>)<text:line-break/><text:s text:c="8"/><text:span text:style-name="T5">self</text:span>.funding = Label(<text:span text:style-name="T5">self</text:span>.frame2<text:span text:style-name="T2">, </text:span><text:span text:style-name="T6">text</text:span>=<text:span text:style-name="T7">"Funding Institution:"</text:span><text:span text:style-name="T2">, </text:span><text:span text:style-name="T6">fg</text:span>=<text:span text:style-name="T7">"navy"</text:span>)<text:line-break/><text:s text:c="8"/><text:span text:style-name="T5">self</text:span>.display = Button(<text:span text:style-name="T5">self</text:span>.frame2<text:span text:style-name="T2">, </text:span><text:span text:style-name="T6">text</text:span>=<text:span text:style-name="T7">"Display Project Titles"</text:span><text:span text:style-name="T2">, </text:span><text:span text:style-name="T6">font</text:span>=<text:span text:style-name="T7">"Verdana 7"</text:span><text:span text:style-name="T2">, </text:span><text:span text:style-name="T6">command</text:span>=<text:span text:style-name="T5">self</text:span>.showing)<text:line-break/><text:s text:c="8"/><text:span text:style-name="T5">self</text:span>.box1_value = StringVar() <text:s/><text:span text:style-name="T9"># combobox works with string values<text:line-break/><text:s text:c="8"/></text:span><text:span text:style-name="T5">self</text:span>.box1 = ttk.Combobox(<text:span text:style-name="T5">self</text:span>.frame2<text:span text:style-name="T2">, </text:span><text:span text:style-name="T6">textvariable</text:span>=<text:span text:style-name="T5">self</text:span>.box1_value<text:span text:style-name="T2">, </text:span><text:span text:style-name="T6">width</text:span>=<text:span text:style-name="T8">25</text:span>)<text:line-break/><text:s text:c="8"/><text:span text:style-name="T5">self</text:span>.box1.set(<text:span text:style-name="T7">"All Years"</text:span>)<text:line-break/><text:s text:c="8"/><text:span text:style-name="T5">self</text:span>.box2_value = StringVar() <text:s/><text:span text:style-name="T9"># combobox works with string values<text:line-break/><text:s text:c="8"/></text:span><text:span text:style-name="T5">self</text:span>.box2 = ttk.Combobox(<text:span text:style-name="T5">self</text:span>.frame2<text:span text:style-name="T2">, </text:span><text:span text:style-name="T6">textvariable</text:span>=<text:span text:style-name="T5">self</text:span>.box2_value<text:span text:style-name="T2">, </text:span><text:span text:style-name="T6">width</text:span>=<text:span text:style-name="T8">25</text:span>)<text:line-break/><text:s text:c="8"/><text:span text:style-name="T5">self</text:span>.box2.set(<text:span text:style-name="T7">"All Investigators"</text:span>)<text:line-break/><text:s text:c="8"/><text:span text:style-name="T5">self</text:span>.box3_value = StringVar() <text:s/><text:span text:style-name="T9"># combobox works with string values<text:line-break/><text:s text:c="8"/></text:span><text:span text:style-name="T5">self</text:span>.box3 = ttk.Combobox(<text:span text:style-name="T5">self</text:span>.frame2<text:span text:style-name="T2">, </text:span><text:span text:style-name="T6">textvariable</text:span>=<text:span text:style-name="T5">self</text:span>.box3_value<text:span text:style-name="T2">, </text:span><text:span text:style-name="T6">width</text:span>=<text:span text:style-name="T8">25</text:span>)<text:line-break/><text:s text:c="8"/><text:span text:style-name="T5">self</text:span>.box3.set(<text:span text:style-name="T7">"All Institutions"</text:span>)<text:line-break/><text:s text:c="8"/><text:span text:style-name="T5">self</text:span>.scrollbar = Scrollbar(<text:span text:style-name="T5">self</text:span>.frame2)<text:line-break/><text:s text:c="8"/><text:span text:style-name="T5">self</text:span>.mylist = Listbox(<text:span text:style-name="T5">self</text:span>.frame2<text:span text:style-name="T2">, </text:span><text:span text:style-name="T6">yscrollcommand</text:span>=<text:span text:style-name="T5">self</text:span>.scrollbar.set<text:span text:style-name="T2">, </text:span><text:span text:style-name="T6">height</text:span>=<text:span text:style-name="T8">5</text:span><text:span text:style-name="T2">, </text:span><text:span text:style-name="T6">width</text:span>=<text:span text:style-name="T8">60</text:span>)<text:line-break/><text:s text:c="8"/><text:span text:style-name="T5">self</text:span>.scrollbar.config(<text:span text:style-name="T6">command</text:span>=<text:span text:style-name="T5">self</text:span>.mylist.yview)<text:line-break/><text:s text:c="8"/><text:span text:style-name="T5">self</text:span>.show = Button(<text:span text:style-name="T5">self</text:span>.frame2<text:span text:style-name="T2">, </text:span><text:span text:style-name="T6">text</text:span>=<text:span text:style-name="T7">"Show Description"</text:span><text:span text:style-name="T2">, </text:span><text:span text:style-name="T6">font</text:span>=<text:span text:style-name="T7">"Verdana 7"</text:span><text:span text:style-name="T2">, </text:span><text:span text:style-name="T6">command</text:span>=<text:span text:style-name="T5">self</text:span>.displayText)<text:line-break/><text:s text:c="8"/><text:span text:style-name="T5">self</text:span>.period1 = Label(<text:span text:style-name="T5">self</text:span>.frame2<text:span text:style-name="T2">, </text:span><text:span text:style-name="T6">text</text:span>=<text:span text:style-name="T7">"." </text:span>* <text:span text:style-name="T8">350</text:span>)<text:line-break/><text:s text:c="8"/><text:span text:style-name="T5">self</text:span>.des = Label(<text:span text:style-name="T5">self</text:span>.frame3<text:span text:style-name="T2">, </text:span><text:span text:style-name="T6">text</text:span>=<text:span text:style-name="T7">"Project Description:"</text:span>)<text:line-break/><text:s text:c="8"/><text:span text:style-name="T5">self</text:span>.bar = Scrollbar(<text:span text:style-name="T5">self</text:span>.frame3)<text:line-break/><text:s text:c="8"/><text:span text:style-name="T5">self</text:span>.text = Text(<text:span text:style-name="T5">self</text:span>.frame3<text:span text:style-name="T2">, </text:span><text:span text:style-name="T6">height</text:span>=<text:span text:style-name="T8">10</text:span><text:span text:style-name="T2">, </text:span><text:span text:style-name="T6">width</text:span>=<text:span text:style-name="T8">60</text:span><text:span text:style-name="T2">, </text:span><text:span text:style-name="T6">yscrollcommand</text:span>=<text:span text:style-name="T5">self</text:span>.bar.set)<text:line-break/><text:s text:c="8"/><text:span text:style-name="T5">self</text:span>.bar.config(<text:span text:style-name="T6">command</text:span>=<text:span text:style-name="T5">self</text:span>.text.yview)<text:line-break/><text:line-break/><text:s text:c="4"/><text:span text:style-name="T1">def </text:span><text:span text:style-name="T3">fetch</text:span>(<text:span text:style-name="T5">self</text:span>):<text:line-break/><text:s text:c="8"/><text:span text:style-name="T1">try</text:span>:<text:line-break/><text:s text:c="12"/>url = <text:span text:style-name="T5">self</text:span>.url.get() <text:s/><text:span text:style-name="T9"># get string from entry<text:line-break/><text:s text:c="12"/></text:span>response = urllib2.urlopen(url) <text:s/><text:span text:style-name="T9"># type instance; when we print, &lt;addinfourl at 50382568 whose fp = &lt;socket._fileobject object at 0x0300ACB0&gt;&gt;<text:line-break/><text:s text:c="12"/></text:span>html = response.read() <text:s/><text:span text:style-name="T9"># type str, all page in str<text:line-break/><text:s text:c="12"/></text:span>soup = BeautifulSoup(html<text:span text:style-name="T2">, </text:span><text:span text:style-name="T7">'html.parser'</text:span>)<text:line-break/><text:s text:c="12"/>all_data = soup.findAll(<text:span text:style-name="T7">"li"</text:span><text:span text:style-name="T2">, </text:span>{<text:span text:style-name="T7">"class"</text:span>: <text:span text:style-name="T7">"list-group-item"</text:span>}) <text:s/><text:span text:style-name="T9"># our data holds in class:list-group-item<text:line-break/><text:line-break/><text:s text:c="4"/># <text:s text:c="6"/>this are containers for saving data from geting HTML<text:line-break/><text:s text:c="12"/></text:span><text:span text:style-name="T5">self</text:span>.titles = []<text:line-break/><text:s text:c="12"/><text:span text:style-name="T5">self</text:span>.dates = []<text:line-break/><text:s text:c="12"/><text:span text:style-name="T5">self</text:span>.instutions = []<text:line-break/><text:s text:c="12"/><text:span text:style-name="T5">self</text:span>.name_of_lecturers = []<text:line-break/><text:s text:c="12"/><text:span text:style-name="T5">self</text:span>.pics = []<text:line-break/><text:s text:c="12"/><text:span text:style-name="T5">self</text:span>.informations = []<text:line-break/><text:line-break/><text:s text:c="4"/><text:span text:style-name="T9"># <text:s text:c="6"/>two dict one for name to pic's url, one for saving all data in one structure<text:line-break/><text:s text:c="12"/></text:span><text:span text:style-name="T5">self</text:span>.images = {}<text:line-break/><text:s text:c="12"/><text:span text:style-name="T5">self</text:span>.myData = {}<text:line-break/><text:s text:c="12"/><text:span text:style-name="T1">for </text:span>prj <text:span text:style-name="T1">in </text:span>all_data:<text:line-break/><text:s text:c="16"/>title = prj.find(<text:span text:style-name="T7">"h4"</text:span>).text.strip() <text:s/><text:span text:style-name="T9"># strip = it cleans the spaces start and end<text:line-break/><text:s text:c="16"/></text:span><text:span text:style-name="T1">if </text:span>title <text:span text:style-name="T1">not in </text:span><text:span text:style-name="T5">self</text:span>.titles: <text:s/><text:span text:style-name="T9"># if not in, append it. If in, not append.<text:line-break/><text:s text:c="20"/></text:span><text:span text:style-name="T5">self</text:span>.titles.append(title)<text:line-break/><text:line-break/><text:s text:c="16"/>all_p = prj.find_all(<text:span text:style-name="T7">"p"</text:span>)<text:line-break/><text:s text:c="16"/>p1 = all_p[<text:span text:style-name="T8">0</text:span>]<text:line-break/><text:s text:c="16"/>date = p1.text.strip().split()[<text:span text:style-name="T8">2</text:span>]<text:span text:style-name="T2">, </text:span>p1.text.strip().split()[-<text:span text:style-name="T8">1</text:span>] <text:span text:style-name="T9"># strip = it cleans the spaces start and end split = it separetes content. and appent it in list.<text:line-break/><text:s text:c="16"/></text:span><text:span text:style-name="T1">if </text:span>date <text:span text:style-name="T1">not in </text:span><text:span text:style-name="T5">self</text:span>.dates: <text:s/><text:span text:style-name="T9"># if not in, append it. If in, not append.<text:line-break/><text:s text:c="20"/></text:span><text:span text:style-name="T5">self</text:span>.dates.append(date)<text:line-break/><text:line-break/><text:s text:c="16"/>p2 = all_p[<text:span text:style-name="T8">1</text:span>]<text:line-break/><text:s text:c="16"/>instution = p2.text.split(<text:span text:style-name="T7">"</text:span><text:span text:style-name="T2">\n</text:span><text:span text:style-name="T7">"</text:span>)[<text:span text:style-name="T8">2</text:span>].strip() <text:s/><text:span text:style-name="T9"># split and split if needed for all process<text:line-break/><text:s text:c="16"/></text:span><text:span text:style-name="T1">if </text:span>instution <text:span text:style-name="T1">not in </text:span><text:span text:style-name="T5">self</text:span>.instutions: <text:s text:c="3"/><text:span text:style-name="T9"># if not in, append it. If in, not append.<text:line-break/><text:s text:c="20"/></text:span><text:span text:style-name="T5">self</text:span>.instutions.append(instution)<text:line-break/><text:line-break/><text:s text:c="16"/>p3 = all_p[<text:span text:style-name="T8">2</text:span>]<text:line-break/><text:s text:c="16"/>name_of_lecturer = p3.text.strip().split(<text:span text:style-name="T7">"</text:span><text:span text:style-name="T2">\n</text:span><text:span text:style-name="T7">"</text:span>)[-<text:span text:style-name="T8">1</text:span>].strip() <text:s/><text:span text:style-name="T9"># split and sprit if needed for all process<text:line-break/><text:s text:c="16"/># name_of_lecturer = name_of_lecturer.decode('utf-8') for Ali Cakmak not C with dotted<text:line-break/><text:s text:c="16"/></text:span><text:span text:style-name="T1">if </text:span>name_of_lecturer <text:span text:style-name="T1">not in </text:span><text:span text:style-name="T5">self</text:span>.name_of_lecturers: <text:s/><text:span text:style-name="T9"># if not in, appent it. If in, not append.<text:line-break/><text:s text:c="20"/></text:span><text:span text:style-name="T5">self</text:span>.name_of_lecturers.append(name_of_lecturer)<text:line-break/><text:line-break/><text:s text:c="16"/>pic = prj.find(<text:span text:style-name="T7">"img"</text:span>).get(<text:span text:style-name="T7">"src"</text:span>)<text:line-break/><text:s text:c="16"/>pic_url = <text:span text:style-name="T7">"http://cs.sehir.edu.tr" </text:span>+ pic <text:s/><text:span text:style-name="T9"># we need to insert main url before our url<text:line-break/><text:s text:c="16"/></text:span><text:span text:style-name="T1">if </text:span>pic <text:span text:style-name="T1">not in </text:span><text:span text:style-name="T5">self</text:span>.pics: <text:s text:c="3"/><text:span text:style-name="T9"># if not in, append it. If in, not append.<text:line-break/><text:s text:c="20"/></text:span><text:span text:style-name="T5">self</text:span>.pics.append(pic)<text:line-break/><text:s text:c="16"/>information = all_p[<text:span text:style-name="T8">4</text:span>].text.strip() <text:s/><text:span text:style-name="T9"># split and sprit if needed for all process<text:line-break/><text:s text:c="16"/></text:span><text:span text:style-name="T1">if </text:span>information <text:span text:style-name="T1">not in </text:span><text:span text:style-name="T5">self</text:span>.informations: <text:s text:c="3"/><text:span text:style-name="T9"># if not in, appent it. If in, not append.<text:line-break/><text:s text:c="20"/></text:span><text:span text:style-name="T5">self</text:span>.informations.append(information)<text:line-break/><text:s text:c="16"/><text:span text:style-name="T5">self</text:span>.images[title] = pic_url <text:s text:c="3"/><text:span text:style-name="T9"># one dict for saves images url. we will use it for calling images when display on canvas<text:line-break/><text:s text:c="16"/></text:span><text:span text:style-name="T5">self</text:span>.myData[title] = [date<text:span text:style-name="T2">, </text:span>name_of_lecturer<text:span text:style-name="T2">, </text:span>instution<text:span text:style-name="T2">, </text:span>pic_url<text:span text:style-name="T2">, </text:span>information] <text:s/><text:span text:style-name="T9"># one dict for save all data<text:line-break/><text:line-break/><text:s text:c="12"/></text:span><text:span text:style-name="T5">self</text:span>.dates.sort() <text:s text:c="2"/><text:span text:style-name="T9"># sorted cus when we insert in combobox, it will insert respectively increasing<text:line-break/><text:s text:c="12"/></text:span><text:span text:style-name="T5">self</text:span>.instutions.sort()<text:line-break/><text:s text:c="12"/><text:span text:style-name="T5">self</text:span>.name_of_lecturers.sort(<text:span text:style-name="T6">key</text:span>=<text:span text:style-name="T1">lambda </text:span>n: n.split()[<text:span text:style-name="T8">1</text:span>]) <text:s/><text:span text:style-name="T9"># this process for sort names by surnames<text:line-break/><text:s text:c="12"/></text:span><text:span text:style-name="T5">self</text:span>.adding_boxes()<text:line-break/><text:line-break/><text:s text:c="8"/><text:span text:style-name="T1">except</text:span>:<text:line-break/><text:s text:c="12"/>tkMessageBox.showerror(<text:span text:style-name="T7">"Error"</text:span><text:span text:style-name="T2">,<text:line-break/><text:s text:c="35"/></text:span><text:span text:style-name="T7">"This area should be filled.</text:span><text:span text:style-name="T2">\n</text:span><text:span text:style-name="T7">Please give valid url."</text:span>)<text:line-break/><text:line-break/><text:s text:c="4"/><text:span text:style-name="T1">def </text:span><text:span text:style-name="T3">adding_boxes</text:span>(<text:span text:style-name="T5">self</text:span>):<text:line-break/><text:s text:c="8"/>t = [] <text:s/><text:span text:style-name="T9"># container to years.<text:line-break/><text:s text:c="8"/></text:span><text:span text:style-name="T1">for </text:span>i <text:span text:style-name="T1">in </text:span><text:span text:style-name="T10">range</text:span>(<text:span text:style-name="T10">int</text:span>(<text:span text:style-name="T5">self</text:span>.dates[<text:span text:style-name="T8">0</text:span>][<text:span text:style-name="T8">0</text:span>])<text:span text:style-name="T2">, </text:span><text:span text:style-name="T10">int</text:span>(<text:span text:style-name="T5">self</text:span>.dates[-<text:span text:style-name="T8">1</text:span>][<text:span text:style-name="T8">1</text:span>])+<text:span text:style-name="T8">1</text:span>): <text:s/><text:span text:style-name="T9"># this process, get he from our sorted list the lowest and highest year<text:line-break/><text:s text:c="12"/></text:span>t.append(i)<text:line-break/><text:s text:c="8"/>t.sort()<text:line-break/><text:s text:c="8"/>t.insert(<text:span text:style-name="T8">0</text:span><text:span text:style-name="T2">, </text:span><text:span text:style-name="T7">"All Years"</text:span>) <text:s/><text:span text:style-name="T9"># the first one should be all years<text:line-break/><text:s text:c="8"/></text:span><text:span text:style-name="T5">self</text:span>.box1[<text:span text:style-name="T7">'values'</text:span>] = t <text:s/><text:span text:style-name="T9"># then our values should be years sorted.<text:line-break/><text:line-break/><text:s text:c="8"/></text:span><text:span text:style-name="T5">self</text:span>.name_of_lecturers.insert(<text:span text:style-name="T8">0</text:span><text:span text:style-name="T2">, </text:span><text:span text:style-name="T7">"All Investigators"</text:span>) <text:s/><text:span text:style-name="T9"># the first one should be all Investigators<text:line-break/><text:s text:c="8"/></text:span><text:span text:style-name="T5">self</text:span>.box2[<text:span text:style-name="T7">'values'</text:span>] = <text:span text:style-name="T5">self</text:span>.name_of_lecturers <text:s/><text:span text:style-name="T9"># then our values should be investigatos sorted by surname.<text:line-break/><text:line-break/><text:s text:c="8"/></text:span><text:span text:style-name="T5">self</text:span>.instutions.insert(<text:span text:style-name="T8">0</text:span><text:span text:style-name="T2">, </text:span><text:span text:style-name="T7">"All Institutions"</text:span>) <text:s text:c="6"/><text:span text:style-name="T9"># the first one should be all Institutions<text:line-break/><text:s text:c="8"/></text:span><text:span text:style-name="T5">self</text:span>.box3[<text:span text:style-name="T7">'values'</text:span>] = <text:span text:style-name="T5">self</text:span>.instutions <text:s text:c="6"/><text:span text:style-name="T9"># then our values should be Institutions<text:line-break/><text:line-break/><text:s text:c="4"/></text:span><text:span text:style-name="T1">def </text:span><text:span text:style-name="T3">showing</text:span>(<text:span text:style-name="T5">self</text:span>):<text:line-break/><text:s text:c="8"/><text:span text:style-name="T1">try</text:span>: <text:s/><text:span text:style-name="T9"># let first try, if something wrong, try except<text:line-break/><text:s text:c="12"/></text:span><text:span text:style-name="T5">self</text:span>.mylist.delete(<text:span text:style-name="T8">0</text:span><text:span text:style-name="T2">, </text:span>END) <text:s/><text:span text:style-name="T9"># clean the area<text:line-break/><text:s text:c="12"/></text:span><text:span text:style-name="T1">for </text:span>key<text:span text:style-name="T2">, </text:span>val <text:span text:style-name="T1">in </text:span><text:span text:style-name="T5">self</text:span>.myData.items():<text:line-break/><text:line-break/><text:s text:c="16"/><text:span text:style-name="T1">if </text:span>val[<text:span text:style-name="T8">0</text:span>][<text:span text:style-name="T8">0</text:span>] &lt;= <text:span text:style-name="T5">self</text:span>.box1.get() &lt;= val[<text:span text:style-name="T8">0</text:span>][<text:span text:style-name="T8">1</text:span>]: <text:s text:c="2"/><text:span text:style-name="T9"># filtering by years<text:line-break/><text:s text:c="20"/></text:span><text:span text:style-name="T1">if </text:span><text:span text:style-name="T5">self</text:span>.box2.get() == val[<text:span text:style-name="T8">1</text:span>]: <text:s text:c="2"/><text:span text:style-name="T9"># filtering by lecturer<text:line-break/><text:s text:c="24"/></text:span><text:span text:style-name="T1">if </text:span><text:span text:style-name="T5">self</text:span>.box3.get() == val[<text:span text:style-name="T8">2</text:span>]: <text:s text:c="2"/><text:span text:style-name="T9"># filtering by institution<text:line-break/><text:s text:c="28"/></text:span><text:span text:style-name="T5">self</text:span>.mylist.insert(END<text:span text:style-name="T2">, </text:span>key) <text:s text:c="3"/><text:span text:style-name="T9"># displaying chosen titles on listbox<text:line-break/><text:s text:c="24"/></text:span><text:span text:style-name="T1">if </text:span><text:span text:style-name="T5">self</text:span>.box3.get() == <text:span text:style-name="T7">"All Institutions"</text:span>: <text:s text:c="2"/><text:span text:style-name="T9"># no filter by institutions<text:line-break/><text:s text:c="28"/></text:span><text:span text:style-name="T5">self</text:span>.mylist.insert(END<text:span text:style-name="T2">, </text:span>key)<text:line-break/><text:line-break/><text:s text:c="20"/><text:span text:style-name="T1">if </text:span><text:span text:style-name="T5">self</text:span>.box2.get() == <text:span text:style-name="T7">"All Investigators"</text:span>: <text:s/><text:span text:style-name="T9"># no filter by investigators<text:line-break/><text:s text:c="24"/></text:span><text:span text:style-name="T1">if </text:span><text:span text:style-name="T5">self</text:span>.box3.get() == val[<text:span text:style-name="T8">2</text:span>]: <text:s text:c="2"/><text:span text:style-name="T9"># filtering by institution<text:line-break/><text:s text:c="28"/></text:span><text:span text:style-name="T5">self</text:span>.mylist.insert(END<text:span text:style-name="T2">, </text:span>key) <text:s text:c="3"/><text:span text:style-name="T9"># displaying chosen titles on listbox<text:line-break/><text:s text:c="24"/></text:span><text:span text:style-name="T1">if </text:span><text:span text:style-name="T5">self</text:span>.box3.get() == <text:span text:style-name="T7">"All Institutions"</text:span>: <text:s text:c="2"/><text:span text:style-name="T9"># no filter by institutions<text:line-break/><text:s text:c="28"/></text:span><text:span text:style-name="T5">self</text:span>.mylist.insert(END<text:span text:style-name="T2">, </text:span>key) <text:s text:c="3"/><text:span text:style-name="T9"># displaying chosen titles on listbox<text:line-break/><text:s text:c="16"/></text:span><text:span text:style-name="T1">elif </text:span><text:span text:style-name="T5">self</text:span>.box1.get() == <text:span text:style-name="T7">"All Years"</text:span>: <text:s text:c="3"/><text:span text:style-name="T9"># no filter by years<text:line-break/><text:line-break/><text:s text:c="20"/></text:span><text:span text:style-name="T1">if </text:span><text:span text:style-name="T5">self</text:span>.box2.get() == val[<text:span text:style-name="T8">1</text:span>]: <text:s/><text:span text:style-name="T9"># filtering by lecturer<text:line-break/><text:s text:c="24"/></text:span><text:span text:style-name="T1">if </text:span><text:span text:style-name="T5">self</text:span>.box3.get() == val[<text:span text:style-name="T8">2</text:span>]: <text:s/><text:span text:style-name="T9"># filtering by institution<text:line-break/><text:s text:c="28"/></text:span><text:span text:style-name="T5">self</text:span>.mylist.insert(END<text:span text:style-name="T2">, </text:span>key) <text:s/><text:span text:style-name="T9"># displaying chosen titles on listbox<text:line-break/><text:s text:c="24"/></text:span><text:span text:style-name="T1">elif </text:span><text:span text:style-name="T5">self</text:span>.box3.get() == <text:span text:style-name="T7">"All Institutions"</text:span>: <text:s/><text:span text:style-name="T9"># no filter by institutions<text:line-break/><text:s text:c="28"/></text:span><text:span text:style-name="T5">self</text:span>.mylist.insert(END<text:span text:style-name="T2">, </text:span>key) <text:s/><text:span text:style-name="T9"># displaying chosen titles on listbox<text:line-break/><text:line-break/><text:s text:c="20"/></text:span><text:span text:style-name="T1">elif </text:span><text:span text:style-name="T5">self</text:span>.box2.get() == <text:span text:style-name="T7">"All Investigators"</text:span>: <text:s/><text:span text:style-name="T9"># no filter by investigators<text:line-break/><text:s text:c="24"/></text:span><text:span text:style-name="T1">if </text:span><text:span text:style-name="T5">self</text:span>.box3.get() == val[<text:span text:style-name="T8">2</text:span>]: <text:s/><text:span text:style-name="T9"># filtering by institution<text:line-break/><text:s text:c="28"/></text:span><text:span text:style-name="T5">self</text:span>.mylist.insert(END<text:span text:style-name="T2">, </text:span>key) <text:s/><text:span text:style-name="T9"># displaying chosen titles on listbox<text:line-break/><text:s text:c="24"/></text:span><text:span text:style-name="T1">elif </text:span><text:span text:style-name="T5">self</text:span>.box3.get() == <text:span text:style-name="T7">"All Institutions"</text:span>: <text:s/><text:span text:style-name="T9"># no filter by institutions<text:line-break/><text:s text:c="28"/></text:span><text:span text:style-name="T5">self</text:span>.mylist.insert(END<text:span text:style-name="T2">, </text:span>key) <text:s/><text:span text:style-name="T9"># displaying chosen titles on listbox<text:line-break/><text:s text:c="8"/></text:span><text:span text:style-name="T1">except</text:span>:<text:line-break/><text:s text:c="12"/>tkMessageBox.showerror(<text:span text:style-name="T7">"Error"</text:span><text:span text:style-name="T2">,<text:line-break/><text:s text:c="35"/></text:span><text:span text:style-name="T7">"Please before click Fetch Research Projects button."</text:span>)<text:line-break/><text:line-break/><text:s text:c="4"/><text:span text:style-name="T1">def </text:span><text:span text:style-name="T3">displayText</text:span>(<text:span text:style-name="T5">self</text:span>):<text:line-break/><text:s text:c="8"/><text:span text:style-name="T1">try</text:span>:<text:line-break/><text:s text:c="12"/><text:span text:style-name="T9"># <text:s text:c="2"/>self.root.geometry("1050x570+150+100")<text:line-break/><text:s text:c="12"/></text:span><text:span text:style-name="T5">self</text:span>.text.delete(<text:span text:style-name="T7">'1.0'</text:span><text:span text:style-name="T2">, </text:span>END) <text:s/><text:span text:style-name="T9"># from start, to end<text:line-break/><text:s text:c="12"/></text:span>which_one = <text:span text:style-name="T5">self</text:span>.mylist.get(ACTIVE) <text:s/><text:span text:style-name="T9"># get the which one is selected<text:line-break/><text:s text:c="12"/></text:span>document = <text:span text:style-name="T5">self</text:span>.myData[which_one][<text:span text:style-name="T8">4</text:span>] <text:s/><text:span text:style-name="T9"># get the text for which one is selected<text:line-break/><text:s text:c="12"/></text:span><text:span text:style-name="T5">self</text:span>.text.insert(END<text:span text:style-name="T2">, </text:span>document) <text:s/><text:span text:style-name="T9"># insert the text<text:line-break/><text:line-break/><text:s text:c="12"/></text:span>url = <text:span text:style-name="T5">self</text:span>.images[which_one] <text:s/><text:span text:style-name="T9"># get the url from dict<text:line-break/><text:s text:c="12"/></text:span>image_bytes = urlopen(url).read() <text:s/><text:span text:style-name="T9"># read the pic<text:line-break/><text:s text:c="12"/># internal data file<text:line-break/><text:s text:c="12"/></text:span>data_stream = io.BytesIO(image_bytes)<text:line-break/><text:s text:c="12"/><text:span text:style-name="T9"># open as a PIL image object<text:line-break/><text:s text:c="12"/></text:span>pil_image = Image.open(data_stream)<text:line-break/><text:s text:c="12"/>img = pil_image.resize((<text:span text:style-name="T8">500</text:span><text:span text:style-name="T2">, </text:span><text:span text:style-name="T8">250</text:span>)<text:span text:style-name="T2">, </text:span>Image.ANTIALIAS) <text:s/><text:span text:style-name="T9"># same size with canvas<text:line-break/><text:s text:c="12"/></text:span><text:span text:style-name="T5">self</text:span>.tk_image = ImageTk.PhotoImage(img)<text:line-break/><text:line-break/><text:s text:c="12"/><text:span text:style-name="T9"># create a white canvas<text:line-break/><text:s text:c="12"/></text:span>cv = Canvas(<text:span text:style-name="T5">self</text:span>.frame3<text:span text:style-name="T2">, </text:span><text:span text:style-name="T6">bg</text:span>=<text:span text:style-name="T7">'brown'</text:span><text:span text:style-name="T2">, </text:span><text:span text:style-name="T6">width</text:span>=<text:span text:style-name="T8">500</text:span><text:span text:style-name="T2">, </text:span><text:span text:style-name="T6">height</text:span>=<text:span text:style-name="T8">250</text:span>)<text:line-break/><text:s text:c="12"/>cv.grid(<text:span text:style-name="T6">row</text:span>=<text:span text:style-name="T8">1</text:span><text:span text:style-name="T2">, </text:span><text:span text:style-name="T6">column</text:span>=<text:span text:style-name="T8">1</text:span>)<text:line-break/><text:line-break/><text:s text:c="12"/><text:span text:style-name="T9"># put the image on the canvas with<text:line-break/><text:s text:c="12"/># create_image(xpos, ypos, image, anchor)<text:line-break/><text:s text:c="12"/></text:span>cv.create_image(<text:span text:style-name="T8">2</text:span><text:span text:style-name="T2">, </text:span><text:span text:style-name="T8">2</text:span><text:span text:style-name="T2">, </text:span><text:span text:style-name="T6">image</text:span>=<text:span text:style-name="T5">self</text:span>.tk_image<text:span text:style-name="T2">, </text:span><text:span text:style-name="T6">anchor</text:span>=<text:span text:style-name="T7">'nw'</text:span>)<text:line-break/><text:line-break/><text:s text:c="8"/><text:span text:style-name="T1">except</text:span>:<text:line-break/><text:s text:c="12"/>tkMessageBox.showerror(<text:span text:style-name="T7">"Error"</text:span><text:span text:style-name="T2">,<text:line-break/><text:s text:c="35"/></text:span><text:span text:style-name="T7">"Please before click Dislay Project Titles button."</text:span>)<text:line-break/><text:line-break/><text:s text:c="4"/><text:span text:style-name="T1">def </text:span><text:span text:style-name="T3">geometricDesign</text:span>(<text:span text:style-name="T5">self</text:span>):<text:line-break/><text:s text:c="8"/><text:span text:style-name="T5">self</text:span>.title.grid(<text:span text:style-name="T6">row</text:span>=<text:span text:style-name="T8">0</text:span><text:span text:style-name="T2">, </text:span><text:span text:style-name="T6">column</text:span>=<text:span text:style-name="T8">0</text:span><text:span text:style-name="T2">, </text:span><text:span text:style-name="T6">columnspan</text:span>=<text:span text:style-name="T8">5</text:span><text:span text:style-name="T2">, </text:span><text:span text:style-name="T6">sticky</text:span>=N)<text:line-break/><text:s text:c="8"/><text:span text:style-name="T5">self</text:span>.provide.grid(<text:span text:style-name="T6">row</text:span>=<text:span text:style-name="T8">1</text:span><text:span text:style-name="T2">, </text:span><text:span text:style-name="T6">column</text:span>=<text:span text:style-name="T8">0</text:span><text:span text:style-name="T2">, </text:span><text:span text:style-name="T6">sticky</text:span>=W)<text:line-break/><text:s text:c="8"/><text:span text:style-name="T5">self</text:span>.url.grid(<text:span text:style-name="T6">row</text:span>=<text:span text:style-name="T8">2</text:span><text:span text:style-name="T2">, </text:span><text:span text:style-name="T6">column</text:span>=<text:span text:style-name="T8">0</text:span><text:span text:style-name="T2">, </text:span><text:span text:style-name="T6">sticky</text:span>=W<text:span text:style-name="T2">, </text:span><text:span text:style-name="T6">columnspan</text:span>=<text:span text:style-name="T8">2</text:span>)<text:line-break/><text:s text:c="8"/><text:span text:style-name="T5">self</text:span>.fetch.grid(<text:span text:style-name="T6">row</text:span>=<text:span text:style-name="T8">1</text:span><text:span text:style-name="T2">, </text:span><text:span text:style-name="T6">column</text:span>=<text:span text:style-name="T8">2</text:span><text:span text:style-name="T2">, </text:span><text:span text:style-name="T6">sticky</text:span>=W<text:span text:style-name="T2">, </text:span><text:span text:style-name="T6">pady</text:span>=<text:span text:style-name="T8">10</text:span>)<text:line-break/><text:s text:c="8"/><text:span text:style-name="T5">self</text:span>.period.grid(<text:span text:style-name="T6">row</text:span>=<text:span text:style-name="T8">3</text:span><text:span text:style-name="T2">, </text:span><text:span text:style-name="T6">column</text:span>=<text:span text:style-name="T8">0</text:span><text:span text:style-name="T2">, </text:span><text:span text:style-name="T6">columnspan</text:span>=<text:span text:style-name="T8">4</text:span>)<text:line-break/><text:s text:c="8"/><text:span text:style-name="T5">self</text:span>.filter.grid(<text:span text:style-name="T6">row</text:span>=<text:span text:style-name="T8">0</text:span><text:span text:style-name="T2">, </text:span><text:span text:style-name="T6">column</text:span>=<text:span text:style-name="T8">0</text:span><text:span text:style-name="T2">, </text:span><text:span text:style-name="T6">sticky</text:span>=W)<text:line-break/><text:s text:c="8"/><text:span text:style-name="T5">self</text:span>.year.grid(<text:span text:style-name="T6">row</text:span>=<text:span text:style-name="T8">1</text:span><text:span text:style-name="T2">, </text:span><text:span text:style-name="T6">column</text:span>=<text:span text:style-name="T8">0</text:span><text:span text:style-name="T2">, </text:span><text:span text:style-name="T6">sticky</text:span>=W)<text:line-break/><text:s text:c="8"/><text:span text:style-name="T5">self</text:span>.principal.grid(<text:span text:style-name="T6">row</text:span>=<text:span text:style-name="T8">2</text:span><text:span text:style-name="T2">, </text:span><text:span text:style-name="T6">column</text:span>=<text:span text:style-name="T8">0</text:span><text:span text:style-name="T2">, </text:span><text:span text:style-name="T6">sticky</text:span>=W)<text:line-break/><text:s text:c="8"/><text:span text:style-name="T5">self</text:span>.funding.grid(<text:span text:style-name="T6">row</text:span>=<text:span text:style-name="T8">3</text:span><text:span text:style-name="T2">, </text:span><text:span text:style-name="T6">column</text:span>=<text:span text:style-name="T8">0</text:span><text:span text:style-name="T2">, </text:span><text:span text:style-name="T6">sticky</text:span>=W)<text:line-break/><text:s text:c="8"/><text:span text:style-name="T5">self</text:span>.display.grid(<text:span text:style-name="T6">row</text:span>=<text:span text:style-name="T8">6</text:span><text:span text:style-name="T2">, </text:span><text:span text:style-name="T6">column</text:span>=<text:span text:style-name="T8">0</text:span><text:span text:style-name="T2">, </text:span><text:span text:style-name="T6">sticky</text:span>=W)<text:line-break/><text:s text:c="8"/><text:span text:style-name="T5">self</text:span>.box1.grid(<text:span text:style-name="T6">row</text:span>=<text:span text:style-name="T8">1</text:span><text:span text:style-name="T2">, </text:span><text:span text:style-name="T6">column</text:span>=<text:span text:style-name="T8">1</text:span>)<text:line-break/><text:s text:c="8"/><text:span text:style-name="T5">self</text:span>.box2.grid(<text:span text:style-name="T6">row</text:span>=<text:span text:style-name="T8">2</text:span><text:span text:style-name="T2">, </text:span><text:span text:style-name="T6">column</text:span>=<text:span text:style-name="T8">1</text:span>)<text:line-break/><text:s text:c="8"/><text:span text:style-name="T5">self</text:span>.box3.grid(<text:span text:style-name="T6">row</text:span>=<text:span text:style-name="T8">3</text:span><text:span text:style-name="T2">, </text:span><text:span text:style-name="T6">column</text:span>=<text:span text:style-name="T8">1</text:span>)<text:line-break/><text:s text:c="8"/><text:span text:style-name="T5">self</text:span>.mylist.grid(<text:span text:style-name="T6">row</text:span>=<text:span text:style-name="T8">1</text:span><text:span text:style-name="T2">, </text:span><text:span text:style-name="T6">column</text:span>=<text:span text:style-name="T8">2</text:span><text:span text:style-name="T2">, </text:span><text:span text:style-name="T6">rowspan</text:span>=<text:span text:style-name="T8">4</text:span><text:span text:style-name="T2">, </text:span><text:span text:style-name="T6">padx</text:span>=(<text:span text:style-name="T8">20</text:span><text:span text:style-name="T2">, </text:span><text:span text:style-name="T8">0</text:span>)<text:span text:style-name="T2">, </text:span><text:span text:style-name="T6">sticky</text:span>=E)<text:line-break/><text:s text:c="8"/><text:span text:style-name="T5">self</text:span>.scrollbar.grid(<text:span text:style-name="T6">row</text:span>=<text:span text:style-name="T8">1</text:span><text:span text:style-name="T2">, </text:span><text:span text:style-name="T6">column</text:span>=<text:span text:style-name="T8">3</text:span><text:span text:style-name="T2">, </text:span><text:span text:style-name="T6">rowspan</text:span>=<text:span text:style-name="T8">4</text:span><text:span text:style-name="T2">, </text:span><text:span text:style-name="T6">sticky</text:span>=N + W + S)<text:line-break/><text:s text:c="8"/><text:span text:style-name="T5">self</text:span>.show.grid(<text:span text:style-name="T6">row</text:span>=<text:span text:style-name="T8">6</text:span><text:span text:style-name="T2">, </text:span><text:span text:style-name="T6">column</text:span>=<text:span text:style-name="T8">2</text:span><text:span text:style-name="T2">, </text:span><text:span text:style-name="T6">pady</text:span>=<text:span text:style-name="T8">10</text:span>)<text:line-break/><text:s text:c="8"/><text:span text:style-name="T5">self</text:span>.period1.grid(<text:span text:style-name="T6">row</text:span>=<text:span text:style-name="T8">7</text:span><text:span text:style-name="T2">, </text:span><text:span text:style-name="T6">column</text:span>=<text:span text:style-name="T8">0</text:span><text:span text:style-name="T2">, </text:span><text:span text:style-name="T6">columnspan</text:span>=<text:span text:style-name="T8">4</text:span>)<text:line-break/><text:s text:c="8"/><text:span text:style-name="T5">self</text:span>.des.grid(<text:span text:style-name="T6">row</text:span>=<text:span text:style-name="T8">0</text:span><text:span text:style-name="T2">, </text:span><text:span text:style-name="T6">column</text:span>=<text:span text:style-name="T8">2</text:span><text:span text:style-name="T2">, </text:span><text:span text:style-name="T6">padx</text:span>=<text:span text:style-name="T8">200</text:span>)<text:line-break/><text:s text:c="8"/><text:span text:style-name="T5">self</text:span>.text.grid(<text:span text:style-name="T6">row</text:span>=<text:span text:style-name="T8">1</text:span><text:span text:style-name="T2">,</text:span><text:span text:style-name="T6">column</text:span>=<text:span text:style-name="T8">2</text:span><text:span text:style-name="T2">,</text:span><text:span text:style-name="T6">rowspan</text:span>=<text:span text:style-name="T8">10</text:span><text:span text:style-name="T2">, </text:span><text:span text:style-name="T6">padx</text:span>=(<text:span text:style-name="T8">20</text:span><text:span text:style-name="T2">, </text:span><text:span text:style-name="T8">0</text:span>)<text:span text:style-name="T2">, </text:span><text:span text:style-name="T6">sticky</text:span>=E)<text:line-break/><text:s text:c="8"/><text:span text:style-name="T5">self</text:span>.bar.grid(<text:span text:style-name="T6">row</text:span>=<text:span text:style-name="T8">1</text:span><text:span text:style-name="T2">,</text:span><text:span text:style-name="T6">column</text:span>=<text:span text:style-name="T8">3</text:span><text:span text:style-name="T2">, </text:span><text:span text:style-name="T6">rowspan</text:span>=<text:span text:style-name="T8">10</text:span><text:span text:style-name="T2">, </text:span><text:span text:style-name="T6">sticky</text:span>=N+W+S)<text:line-break/><text:line-break/><text:s text:c="8"/><text:span text:style-name="T5">self</text:span>.frame1.grid()<text:line-break/><text:s text:c="8"/><text:span text:style-name="T5">self</text:span>.frame2.grid(<text:span text:style-name="T6">sticky</text:span>=W)<text:line-break/><text:s text:c="8"/><text:span text:style-name="T5">self</text:span>.frame3.grid()<text:line-break/><text:line-break/><text:line-break/><text:span text:style-name="T1">def </text:span><text:span text:style-name="T3">main</text:span>():<text:line-break/><text:s text:c="4"/>root = Tk()<text:line-break/><text:s text:c="4"/>root.title(<text:span text:style-name="T7">"SEHIR Research Projects Analyzer"</text:span>)<text:line-break/><text:s text:c="4"/><text:span text:style-name="T9"># <text:s text:c="2"/>root.geometry("1050x500+150+100")<text:line-break/><text:s text:c="4"/>app </text:span>= ProjectAnalyzer(root)<text:line-break/><text:s text:c="4"/>root.mainloop()<text:line-break/><text:line-break/><text:line-break/><text:span text:style-name="T1">if </text:span>__name__ == <text:span text:style-name="T7">'__main__'</text:span>:<text:line-break/><text:s text:c="4"/>main(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